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E1000000E1765ABA1E3DB6F890.jpg" manifest:media-type="image/jpeg"/>
  <manifest:file-entry manifest:full-path="Pictures/10000201000000E1000000E19A8183065EE9C330.png" manifest:media-type="image/png"/>
  <manifest:file-entry manifest:full-path="Pictures/10000000000000E1000000E1AFE2B8A8846A5449.png" manifest:media-type="image/png"/>
  <manifest:file-entry manifest:full-path="Pictures/1000000000000109000000BEBE868193E8A46262.png" manifest:media-type="image/png"/>
  <manifest:file-entry manifest:full-path="Pictures/10000000000000E1000000E1A220E09AE0C70DA1.png" manifest:media-type="image/png"/>
  <manifest:file-entry manifest:full-path="Pictures/10000201000001C20000012C6E5D320E41C3C8EE.png" manifest:media-type="image/png"/>
  <manifest:file-entry manifest:full-path="Pictures/10000000000000E1000000E13FDF64445E9C3F37.png" manifest:media-type="image/png"/>
  <manifest:file-entry manifest:full-path="Pictures/10000000000001610000008FFE9C1FDAD49796C2.png" manifest:media-type="image/png"/>
  <manifest:file-entry manifest:full-path="Pictures/1000020100000101000000C4D124F4FF1BB264D8.png" manifest:media-type="image/png"/>
  <manifest:file-entry manifest:full-path="Pictures/10000201000000E1000000E118F69CCA61F34FA5.png" manifest:media-type="image/png"/>
  <manifest:file-entry manifest:full-path="Pictures/100000000000011C000000B15B5B0C0A0DE1B44A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text-properties officeooo:paragraph-rsid="00227f24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666666" draw:marker-start-width="0.651cm" draw:marker-end="Arrow" draw:marker-end-width="0.474cm" draw:fill-color="#666666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fo:margin-left="0.318cm" fo:margin-right="0.318cm" fo:margin-top="0cm" fo:margin-bottom="0.08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199cm" svg:stroke-color="#666666" draw:marker-start-width="0.651cm" draw:marker-end-width="0.651cm" draw:fill="none" draw:textarea-horizontal-align="justify" draw:textarea-vertical-align="middle" draw:auto-grow-height="false" fo:min-height="7.622cm" fo:min-width="13.64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15.305cm" svg:y="3.21cm" svg:width="5.592cm" svg:height="3.485cm" draw:z-index="8">
        <draw:image xlink:href="Pictures/100000000000011C000000B15B5B0C0A0DE1B44A.png" xlink:type="simple" xlink:show="embed" xlink:actuate="onLoad" loext:mime-type="image/png"/>
      </draw:frame>
      <draw:frame draw:style-name="fr1" draw:name="Image5" text:anchor-type="page" text:anchor-page-number="1" svg:x="20.895cm" svg:y="3.403cm" svg:width="2.524cm" svg:height="2.524cm" draw:z-index="7">
        <draw:image xlink:href="Pictures/10000000000000E1000000E1A220E09AE0C70DA1.png" xlink:type="simple" xlink:show="embed" xlink:actuate="onLoad" loext:mime-type="image/png"/>
      </draw:frame>
      <draw:frame draw:style-name="fr1" draw:name="Image11" text:anchor-type="page" text:anchor-page-number="1" svg:x="15.406cm" svg:y="5.424cm" svg:width="11.176cm" svg:height="4.526cm" draw:z-index="6">
        <draw:image xlink:href="Pictures/10000000000001610000008FFE9C1FDAD49796C2.png" xlink:type="simple" xlink:show="embed" xlink:actuate="onLoad" loext:mime-type="image/png"/>
      </draw:frame>
      <draw:frame draw:style-name="fr1" draw:name="Image10" text:anchor-type="page" text:anchor-page-number="1" svg:x="17.276cm" svg:y="6.929cm" svg:width="1.917cm" svg:height="1.374cm" draw:z-index="10">
        <draw:image xlink:href="Pictures/1000000000000109000000BEBE868193E8A46262.png" xlink:type="simple" xlink:show="embed" xlink:actuate="onLoad" loext:mime-type="image/png"/>
      </draw:frame>
      <draw:frame draw:style-name="fr1" draw:name="Image9" text:anchor-type="page" text:anchor-page-number="1" svg:x="22.05cm" svg:y="7.071cm" svg:width="1.136cm" svg:height="1.136cm" draw:z-index="9">
        <draw:image xlink:href="Pictures/10000000000000E1000000E1AFE2B8A8846A5449.png" xlink:type="simple" xlink:show="embed" xlink:actuate="onLoad" loext:mime-type="image/png"/>
      </draw:frame>
      <draw:frame draw:style-name="fr1" draw:name="Image3" text:anchor-type="page" text:anchor-page-number="1" svg:x="19.323cm" svg:y="8.087cm" svg:width="2.395cm" svg:height="2.395cm" draw:z-index="11">
        <draw:image xlink:href="Pictures/10000201000000E1000000E19A8183065EE9C330.png" xlink:type="simple" xlink:show="embed" xlink:actuate="onLoad" loext:mime-type="image/png"/>
      </draw:frame>
      <draw:frame draw:style-name="fr1" draw:name="Image1" text:anchor-type="page" text:anchor-page-number="1" svg:x="24.423cm" svg:y="8.065cm" svg:width="2.159cm" svg:height="2.159cm" draw:z-index="12">
        <draw:image xlink:href="Pictures/10000201000000E1000000E118F69CCA61F34FA5.png" xlink:type="simple" xlink:show="embed" xlink:actuate="onLoad" loext:mime-type="image/png"/>
      </draw:frame>
      <draw:frame draw:style-name="fr2" draw:name="Image 8" text:anchor-type="page" text:anchor-page-number="1" svg:x="4.606cm" svg:y="11.714cm" svg:width="3.986cm" svg:height="3.986cm" draw:z-index="5">
        <draw:image xlink:href="Pictures/10000000000000E1000000E1765ABA1E3DB6F890.jpg" xlink:type="simple" xlink:show="embed" xlink:actuate="onLoad" loext:mime-type="image/jpeg"/>
        <svg:desc>/var/folders/b4/gx9fvkpd0tldykc30nnpgkhc0000gn/T/com.microsoft.Word/Content.MSO/9EA1BB59.tmp</svg:desc>
      </draw:frame>
      <draw:frame draw:style-name="fr2" draw:name="Image 6" text:anchor-type="page" text:anchor-page-number="1" svg:x="8.59cm" svg:y="13.13cm" svg:width="3.351cm" svg:height="3.351cm" draw:z-index="4">
        <draw:image xlink:href="Pictures/10000000000000E1000000E13FDF64445E9C3F37.png" xlink:type="simple" xlink:show="embed" xlink:actuate="onLoad" loext:mime-type="image/png"/>
        <svg:desc>인간의 손 잡기 아이콘 벡터 일러스트 레이 션 디자인 로열티 무료 사진, 그림, 이미지 그리고 스톡포토그래피. Image  85687729.</svg:desc>
      </draw:frame>
      <draw:frame draw:style-name="fr2" draw:name="Image 7" text:anchor-type="page" text:anchor-page-number="1" svg:x="9.686cm" svg:y="11.18cm" svg:width="3.351cm" svg:height="3.351cm" draw:z-index="3">
        <draw:image xlink:href="Pictures/10000000000000E1000000E13FDF64445E9C3F37.png" xlink:type="simple" xlink:show="embed" xlink:actuate="onLoad" loext:mime-type="image/png"/>
        <svg:desc>인간의 손 잡기 아이콘 벡터 일러스트 레이 션 디자인 로열티 무료 사진, 그림, 이미지 그리고 스톡포토그래피. Image  85687729.</svg:desc>
      </draw:frame>
      <draw:frame draw:style-name="fr3" draw:name="Image 4" text:anchor-type="page" text:anchor-page-number="1" svg:x="6.682cm" svg:y="4.57cm" svg:width="2.963cm" svg:height="2.261cm" draw:z-index="2">
        <draw:image xlink:href="Pictures/1000020100000101000000C4D124F4FF1BB264D8.png" xlink:type="simple" xlink:show="embed" xlink:actuate="onLoad" loext:mime-type="image/png"/>
        <draw:contour-polygon svg:width="2.917cm" svg:height="2.235cm" svg:viewBox="0 0 2917 2235" draw:points="14,0 14,2235 2931,2235 2931,0" draw:recreate-on-edit="false"/>
      </draw:frame>
      <text:p text:style-name="P3"><draw:frame text:anchor-type="paragraph" draw:z-index="1" draw:name="Image 1" draw:style-name="gr4" draw:text-style-name="P8" svg:width="12.524cm" svg:height="8.349cm" draw:transform="skewX (0.00698131700797732) rotate (0.00837758040957278) translate (-0.303388888888889cm -0.319263888888889cm)"><draw:image xlink:href="Pictures/10000201000001C20000012C6E5D320E41C3C8EE.png" xlink:type="simple" xlink:show="embed" xlink:actuate="onLoad" loext:mime-type="image/png"><text:p/></draw:image><svg:desc>silhouette 사진, 이미지, 일러스트, 캘리그라피 - 크라우드픽</svg:desc></draw:frame><text:bookmark text:name="_GoBack"/></text:p>
      <text:p text:style-name="Standard"/>
      <text:p text:style-name="Standard"/>
      <text:p text:style-name="Standard"><draw:frame text:anchor-type="paragraph" draw:z-index="18" draw:name="Shape3" draw:style-name="gr2" draw:text-style-name="P6" svg:width="2.848cm" svg:height="0.666cm" svg:x="-11.217cm" svg:y="0.051cm"><draw:text-box><text:p>Cerveau (Brain)</text:p></draw:text-box></draw:frame></text:p>
      <text:p text:style-name="Standard"/>
      <text:p text:style-name="Standard"><draw:frame text:anchor-type="paragraph" draw:z-index="20" draw:name="Shape3" draw:style-name="gr2" draw:text-style-name="P6" svg:width="2.848cm" svg:height="0.666cm" svg:x="7.532cm" svg:y="0.443cm"><draw:text-box><text:p>Monde (World)</text:p></draw:text-box></draw:frame><draw:line text:anchor-type="paragraph" draw:z-index="14" draw:name="Shape2" draw:style-name="gr3" draw:text-style-name="P7" svg:x1="-0.948cm" svg:y1="0.014cm" svg:x2="-2.514cm" svg:y2="0.488cm"><text:p/></draw:line><draw:custom-shape text:anchor-type="paragraph" draw:z-index="0" draw:name="Shape1" draw:style-name="gr5" draw:text-style-name="P9" svg:width="19.573cm" svg:height="11.055cm" svg:x="-8.541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P1"/>
      <text:p text:style-name="P1"/>
      <text:p text:style-name="Standard"><draw:line text:anchor-type="paragraph" draw:z-index="15" draw:name="Shape2" draw:style-name="gr3" draw:text-style-name="P7" svg:x1="8.992cm" svg:y1="5.844cm" svg:x2="10.343cm" svg:y2="4.636cm"><text:p/></draw:line><draw:line text:anchor-type="paragraph" draw:z-index="17" draw:name="Shape2" draw:style-name="gr3" draw:text-style-name="P7" svg:x1="-6.929cm" svg:y1="5.419cm" svg:x2="-5.837cm" svg:y2="6.442cm"><text:p/></draw:line><draw:line text:anchor-type="paragraph" draw:z-index="16" draw:name="Shape2" draw:style-name="gr3" draw:text-style-name="P7" svg:x1="-8.541cm" svg:y1="2.404cm" svg:x2="-8.257cm" svg:y2="3.425cm"><text:p/></draw:line><draw:line text:anchor-type="paragraph" draw:z-index="13" draw:name="Shape2" draw:style-name="gr3" draw:text-style-name="P7" svg:x1="3.773cm" svg:y1="7.837cm" svg:x2="5.456cm" svg:y2="7.528cm"><text:p/></draw:lin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1" draw:name="Shape3" draw:style-name="gr1" draw:text-style-name="P5" svg:width="6.335cm" svg:height="1.258cm" svg:x="11.733cm" svg:y="0.153cm"><draw:text-box><text:p text:style-name="P4"><text:span text:style-name="T1">Cognition</text:span></text:p></draw:text-box></draw:frame></text:p>
      <text:p text:style-name="Standard"/>
      <text:p text:style-name="Standard"><draw:frame text:anchor-type="paragraph" draw:z-index="19" draw:name="Shape3" draw:style-name="gr2" draw:text-style-name="P6" svg:width="2.848cm" svg:height="0.666cm" svg:x="5.969cm" svg:y="0.164cm"><draw:text-box><text:p>Corps (Body)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맑은 고딕" style:font-size-asian="12pt" style:language-asian="ko" style:country-asian="K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맑은 고딕" style:font-size-asian="12pt" style:language-asian="ko" style:country-asian="K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icrosoft Office User</meta:initial-creator>
    <meta:editing-cycles>5</meta:editing-cycles>
    <meta:print-date>2020-12-05T15:34:00</meta:print-date>
    <meta:creation-date>2020-12-05T15:13:00</meta:creation-date>
    <dc:date>2020-12-06T20:59:35.590443763</dc:date>
    <meta:editing-duration>P1DT2H6M48S</meta:editing-duration>
    <meta:generator>LibreOffice/6.3.2.2$MacOSX_X86_64 LibreOffice_project/98b30e735bda24bc04ab42594c85f7fd8be07b9c</meta:generator>
    <meta:document-statistic meta:table-count="0" meta:image-count="11" meta:object-count="0" meta:page-count="1" meta:paragraph-count="0" meta:word-count="0" meta:character-count="0" meta:non-whitespace-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